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sis@msis:~$ ssh msis@172.16.51.45</text:p>
      <text:p text:style-name="Standard">The authenticity of host '172.16.51.45 (172.16.51.45)' can't be established.</text:p>
      <text:p text:style-name="Standard">ED25519 key fingerprint is SHA256:oYhnmgCMXN01q/cbI02d/VLt1NZIebsgNjBHrzjFqUY.</text:p>
      <text:p text:style-name="Standard">This key is not known by any other names</text:p>
      <text:p text:style-name="Standard">Are you sure you want to continue connecting (yes/no/[fingerprint])? yes</text:p>
      <text:p text:style-name="Standard">Warning: Permanently added '172.16.51.45' (ED25519) to the list of known hosts.</text:p>
      <text:p text:style-name="Standard">msis@172.16.51.45's password: </text:p>
      <text:p text:style-name="Standard">Welcome to Ubuntu 22.04.5 LTS (GNU/Linux 6.8.0-51-generic x86_64)</text:p>
      <text:p text:style-name="Standard"/>
      <text:p text:style-name="Standard"><text:s/>* Documentation: <text:s/>https://help.ubuntu.com</text:p>
      <text:p text:style-name="Standard"><text:s/>* Management: <text:s text:c="4"/>https://landscape.canonical.com</text:p>
      <text:p text:style-name="Standard"><text:s/>* Support: <text:s text:c="7"/>https://ubuntu.com/pro</text:p>
      <text:p text:style-name="Standard"/>
      <text:p text:style-name="Standard">Expanded Security Maintenance for Applications is not enabled.</text:p>
      <text:p text:style-name="Standard"/>
      <text:p text:style-name="Standard">46 updates can be applied immediately.</text:p>
      <text:p text:style-name="Standard">To see these additional updates run: apt list --upgradable</text:p>
      <text:p text:style-name="Standard"/>
      <text:p text:style-name="Standard">4 additional security updates can be applied with ESM Apps.</text:p>
      <text:p text:style-name="Standard">Learn more about enabling ESM Apps service at https://ubuntu.com/esm</text:p>
      <text:p text:style-name="Standard"/>
      <text:p text:style-name="Standard">New release '24.04.1 LTS' available.</text:p>
      <text:p text:style-name="Standard">Run 'do-release-upgrade' to upgrade to it.</text:p>
      <text:p text:style-name="Standard"/>
      <text:p text:style-name="Standard">Last login: Fri Jan 24 14:22:36 2025 from 172.16.51.63</text:p>
      <text:p text:style-name="Standard">msis@msis:~$ ip a</text:p>
      <text:p text:style-name="Standard">1: lo: &lt;LOOPBACK,UP,LOWER_UP&gt; mtu 65536 qdisc noqueue state UNKNOWN group default qlen 1000</text:p>
      <text:p text:style-name="Standard"><text:s text:c="4"/>link/loopback 00:00:00:00:00:00 brd 00:00:00:00:00:00</text:p>
      <text:p text:style-name="Standard"><text:s text:c="4"/>inet 127.0.0.1/8 scope host lo</text:p>
      <text:p text:style-name="Standard"><text:s text:c="7"/>valid_lft forever preferred_lft forever</text:p>
      <text:p text:style-name="Standard"><text:s text:c="4"/>inet6 ::1/128 scope host </text:p>
      <text:p text:style-name="Standard"><text:s text:c="7"/>valid_lft forever preferred_lft forever</text:p>
      <text:p text:style-name="Standard">2: enp2s0: &lt;BROADCAST,MULTICAST,UP,LOWER_UP&gt; mtu 1500 qdisc fq_codel state UP group default qlen 1000</text:p>
      <text:p text:style-name="Standard"><text:s text:c="4"/>link/ether 98:ee:cb:88:cd:a4 brd ff:ff:ff:ff:ff:ff</text:p>
      <text:p text:style-name="Standard"><text:s text:c="4"/>inet 172.16.51.45/24 brd 172.16.51.255 scope global dynamic noprefixroute enp2s0</text:p>
      <text:p text:style-name="Standard"><text:s text:c="7"/>valid_lft 199sec preferred_lft 199sec</text:p>
      <text:p text:style-name="Standard"><text:s text:c="4"/>inet6 fe80::cbe6:7a13:607c:bb27/64 scope link noprefixroute </text:p>
      <text:p text:style-name="Standard"><text:s text:c="7"/>valid_lft forever preferred_lft forever</text:p>
      <text:p text:style-name="Standard">3: docker0: &lt;NO-CARRIER,BROADCAST,MULTICAST,UP&gt; mtu 1500 qdisc noqueue state DOWN group default </text:p>
      <text:p text:style-name="Standard"><text:s text:c="4"/>link/ether 02:42:8c:04:31:33 brd ff:ff:ff:ff:ff:ff</text:p>
      <text:p text:style-name="Standard"><text:s text:c="4"/>inet 172.17.0.1/16 brd 172.17.255.255 scope global docker0</text:p>
      <text:p text:style-name="Standard"><text:s text:c="7"/>valid_lft forever preferred_lft forever</text:p>
      <text:p text:style-name="Standard">6: vxlan.calico: &lt;BROADCAST,MULTICAST,UP,LOWER_UP&gt; mtu 1450 qdisc noqueue state UNKNOWN group default </text:p>
      <text:p text:style-name="Standard"><text:s text:c="4"/>link/ether 66:54:f2:a9:c9:de brd ff:ff:ff:ff:ff:ff</text:p>
      <text:p text:style-name="Standard"><text:s text:c="4"/>inet 192.168.135.64/32 scope global vxlan.calico</text:p>
      <text:p text:style-name="Standard"><text:s text:c="7"/>valid_lft forever preferred_lft forever</text:p>
      <text:p text:style-name="Standard"><text:s text:c="4"/>inet6 fe80::6454:f2ff:fea9:c9de/64 scope link </text:p>
      <text:p text:style-name="Standard"><text:s text:c="7"/>valid_lft forever preferred_lft forever</text:p>
      <text:p text:style-name="Standard"><text:soft-page-break/>7: caliae16296d845@if3: &lt;BROADCAST,MULTICAST,UP,LOWER_UP&gt; mtu 1450 qdisc noqueue state UP group default </text:p>
      <text:p text:style-name="Standard"><text:s text:c="4"/>link/ether ee:ee:ee:ee:ee:ee brd ff:ff:ff:ff:ff:ff link-netns cni-b97c197a-26bc-0327-016d-6ca616e9d899</text:p>
      <text:p text:style-name="Standard"><text:s text:c="4"/>inet6 fe80::ecee:eeff:feee:eeee/64 scope link </text:p>
      <text:p text:style-name="Standard"><text:s text:c="7"/>valid_lft forever preferred_lft forever</text:p>
      <text:p text:style-name="Standard">10: cali0b30e6c0e39@if3: &lt;BROADCAST,MULTICAST,UP,LOWER_UP&gt; mtu 1450 qdisc noqueue state UP group default </text:p>
      <text:p text:style-name="Standard"><text:s text:c="4"/>link/ether ee:ee:ee:ee:ee:ee brd ff:ff:ff:ff:ff:ff link-netns cni-d45c0022-61d4-eae8-712a-5254c1b4ab39</text:p>
      <text:p text:style-name="Standard"><text:s text:c="4"/>inet6 fe80::ecee:eeff:feee:eeee/64 scope link </text:p>
      <text:p text:style-name="Standard"><text:s text:c="7"/>valid_lft forever preferred_lft forever</text:p>
      <text:p text:style-name="Standard">11: cali4ccb5a193e7@if3: &lt;BROADCAST,MULTICAST,UP,LOWER_UP&gt; mtu 1450 qdisc noqueue state UP group default </text:p>
      <text:p text:style-name="Standard"><text:s text:c="4"/>link/ether ee:ee:ee:ee:ee:ee brd ff:ff:ff:ff:ff:ff link-netns cni-864d27b7-9fe3-b93c-a4e9-a483b3c8766e</text:p>
      <text:p text:style-name="Standard"><text:s text:c="4"/>inet6 fe80::ecee:eeff:feee:eeee/64 scope link </text:p>
      <text:p text:style-name="Standard"><text:s text:c="7"/>valid_lft forever preferred_lft forever</text:p>
      <text:p text:style-name="Standard">14: cali2c17be79647@if3: &lt;BROADCAST,MULTICAST,UP,LOWER_UP&gt; mtu 1450 qdisc noqueue state UP group default </text:p>
      <text:p text:style-name="Standard"><text:s text:c="4"/>link/ether ee:ee:ee:ee:ee:ee brd ff:ff:ff:ff:ff:ff link-netns cni-3d4ba1dd-f81a-b340-6939-c0ce7b782b02</text:p>
      <text:p text:style-name="Standard"><text:s text:c="4"/>inet6 fe80::ecee:eeff:feee:eeee/64 scope link </text:p>
      <text:p text:style-name="Standard"><text:s text:c="7"/>valid_lft forever preferred_lft forever</text:p>
      <text:p text:style-name="Standard">msis@msis:~$ sudo mkdir bdajenkins</text:p>
      <text:p text:style-name="Standard">[sudo] password for msis: </text:p>
      <text:p text:style-name="Standard">mkdir: cannot create directory ‘bdajenkins’: File exists</text:p>
      <text:p text:style-name="Standard">msis@msis:~$ sudo mkdir bdajenkin</text:p>
      <text:p text:style-name="Standard">msis@msis:~$ ls</text:p>
      <text:p text:style-name="Standard">bankapp <text:s text:c="22"/>cafeApp <text:s text:c="19"/>Music</text:p>
      <text:p text:style-name="Standard">basic-php-website-book-album <text:s/>Cafe_Dynamic_Website-main <text:s/>phpmysql-app</text:p>
      <text:p text:style-name="Standard">bdajenkin <text:s text:c="20"/>custom-resources.yaml <text:s text:c="5"/>Pictures</text:p>
      <text:p text:style-name="Standard">bdajenkins <text:s text:c="19"/>Desktop <text:s text:c="19"/>Public</text:p>
      <text:p text:style-name="Standard">bdajenkins1 <text:s text:c="18"/>Documents <text:s text:c="17"/>snap</text:p>
      <text:p text:style-name="Standard">bdajenkins_hegde <text:s text:c="13"/>Downloads <text:s text:c="17"/>Templates</text:p>
      <text:p text:style-name="Standard">bdjenkins <text:s text:c="20"/>jenkins <text:s text:c="19"/>Videos</text:p>
      <text:p text:style-name="Standard">msis@msis:~$ cd jenkins</text:p>
      <text:p text:style-name="Standard">msis@msis:~/jenkins$ cd bdajenkin</text:p>
      <text:p text:style-name="Standard">-bash: cd: bdajenkin: No such file or directory</text:p>
      <text:p text:style-name="Standard">msis@msis:~/jenkins$ cd bdajenkin/</text:p>
      <text:p text:style-name="Standard">-bash: cd: bdajenkin/: No such file or directory</text:p>
      <text:p text:style-name="Standard">msis@msis:~/jenkins$ cd bdajenkin</text:p>
      <text:p text:style-name="Standard">-bash: cd: bdajenkin: No such file or directory</text:p>
      <text:p text:style-name="Standard">msis@msis:~/jenkins$ cd jenkins</text:p>
      <text:p text:style-name="Standard">-bash: cd: jenkins: No such file or directory</text:p>
      <text:p text:style-name="Standard">msis@msis:~/jenkins$ cd ..</text:p>
      <text:p text:style-name="Standard">msis@msis:~$ cd bdajenkin</text:p>
      <text:p text:style-name="Standard">msis@msis:~/bdajenkin$ ls</text:p>
      <text:p text:style-name="Standard">msis@msis:~/bdajenkin$ curl -sO http://172.16.51.23:8080/jnlpJars/agent.jar</text:p>
      <text:p text:style-name="Standard">msis@msis:~/bdajenkin$ ls</text:p>
      <text:p text:style-name="Standard">msis@msis:~/bdajenkin$ sudo curl -sO http://172.16.51.23:8080/jnlpJars/agent.jar[sudo] password for msis: </text:p>
      <text:p text:style-name="Standard"><text:soft-page-break/>msis@msis:~/bdajenkin$ ls</text:p>
      <text:p text:style-name="Standard">agent.jar</text:p>
      <text:p text:style-name="Standard">msis@msis:~/bdajenkin$ sudo java -jar agent.jar -url http://172.16.51.23:8080/ -secret 16959953c3c525d9dc975046e270734c217c4f929185f63fb3ba78a1e00a1f9e -name "ubuntu_45" -webSocket -workDir "/home/msis/bdajenkin"</text:p>
      <text:p text:style-name="Standard">Jan 24, 2025 2:44:18 PM org.jenkinsci.remoting.engine.WorkDirManager initializeWorkDir</text:p>
      <text:p text:style-name="Standard">INFO: Using /home/msis/bdajenkin/remoting as a remoting work directory</text:p>
      <text:p text:style-name="Standard">Jan 24, 2025 2:44:18 PM org.jenkinsci.remoting.engine.WorkDirManager setupLogging</text:p>
      <text:p text:style-name="Standard">INFO: Both error and output logs will be printed to /home/msis/bdajenkin/remoting</text:p>
      <text:p text:style-name="Standard">Jan 24, 2025 2:44:18 PM hudson.remoting.Launcher createEngine</text:p>
      <text:p text:style-name="Standard">INFO: Setting up agent: ubuntu_45</text:p>
      <text:p text:style-name="Standard">Jan 24, 2025 2:44:18 PM hudson.remoting.Engine startEngine</text:p>
      <text:p text:style-name="Standard">INFO: Using Remoting version: 3261.v9c670a_4748a_9</text:p>
      <text:p text:style-name="Standard">Jan 24, 2025 2:44:18 PM org.jenkinsci.remoting.engine.WorkDirManager initializeWorkDir</text:p>
      <text:p text:style-name="Standard">INFO: Using /home/msis/bdajenkin/remoting as a remoting work directory</text:p>
      <text:p text:style-name="Standard">Jan 24, 2025 2:44:18 PM hudson.remoting.Launcher$CuiListener status</text:p>
      <text:p text:style-name="Standard">INFO: WebSocket connection open</text:p>
      <text:p text:style-name="Standard">Jan 24, 2025 2:44:18 PM hudson.remoting.Launcher$CuiListener status</text:p>
      <text:p text:style-name="Standard">INFO: Connecte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4T16:28:22.601569222</meta:creation-date>
    <dc:date>2025-01-24T16:28:52.174541437</dc:date>
    <meta:editing-duration>PT30S</meta:editing-duration>
    <meta:editing-cycles>1</meta:editing-cycles>
    <meta:document-statistic meta:table-count="0" meta:image-count="0" meta:object-count="0" meta:page-count="3" meta:paragraph-count="102" meta:word-count="583" meta:character-count="5910" meta:non-whitespace-character-count="5036"/>
    <meta:generator>LibreOffice/7.3.7.2$Linux_X86_64 LibreOffice_project/30$Build-2</meta:generator>
  </office:meta>
</office:document-meta>
</file>